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eeed5" officeooo:paragraph-rsid="00160785" style:font-weight-asian="bold" style:font-weight-complex="bold"/>
    </style:style>
    <style:style style:name="P2" style:family="paragraph" style:parent-style-name="Standard" style:list-style-name="L1">
      <style:text-properties fo:font-weight="bold" officeooo:rsid="002217af" officeooo:paragraph-rsid="00160785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d65db" officeooo:paragraph-rsid="0016078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d8f3e" officeooo:paragraph-rsid="0016078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e0bcd" officeooo:paragraph-rsid="00160785" style:font-weight-asian="normal" style:font-weight-complex="normal"/>
    </style:style>
    <style:style style:name="P6" style:family="paragraph" style:parent-style-name="Standard" style:list-style-name="L1">
      <style:text-properties officeooo:rsid="000f36f3" officeooo:paragraph-rsid="00160785"/>
    </style:style>
    <style:style style:name="P7" style:family="paragraph" style:parent-style-name="Standard" style:list-style-name="L1">
      <style:text-properties officeooo:rsid="00159bae" officeooo:paragraph-rsid="00160785"/>
    </style:style>
    <style:style style:name="P8" style:family="paragraph" style:parent-style-name="Standard" style:list-style-name="L1">
      <style:text-properties officeooo:rsid="0016a57c" officeooo:paragraph-rsid="00160785"/>
    </style:style>
    <style:style style:name="P9" style:family="paragraph" style:parent-style-name="Standard" style:list-style-name="L1">
      <style:text-properties officeooo:rsid="0017521b" officeooo:paragraph-rsid="00160785"/>
    </style:style>
    <style:style style:name="P10" style:family="paragraph" style:parent-style-name="Standard" style:list-style-name="L1">
      <style:text-properties officeooo:rsid="0018d6a7" officeooo:paragraph-rsid="00160785"/>
    </style:style>
    <style:style style:name="P11" style:family="paragraph" style:parent-style-name="Standard" style:list-style-name="L1">
      <style:text-properties officeooo:rsid="001a3cbb" officeooo:paragraph-rsid="00183136"/>
    </style:style>
    <style:style style:name="P12" style:family="paragraph" style:parent-style-name="Standard" style:list-style-name="L1">
      <style:text-properties officeooo:rsid="00183136" officeooo:paragraph-rsid="00183136"/>
    </style:style>
    <style:style style:name="P13" style:family="paragraph" style:parent-style-name="Text_20_body" style:list-style-name="L1">
      <style:text-properties fo:language="it" fo:country="IT" fo:font-weight="normal" officeooo:rsid="0031e5d1" officeooo:paragraph-rsid="00160785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31e5d1" officeooo:paragraph-rsid="00160785" style:font-weight-asian="normal" style:font-weight-complex="normal"/>
    </style:style>
    <style:style style:name="P15" style:family="paragraph" style:parent-style-name="Text_20_body" style:list-style-name="L1">
      <style:text-properties fo:language="it" fo:country="IT" fo:font-weight="normal" officeooo:rsid="001e9d3e" officeooo:paragraph-rsid="00160785" style:font-weight-asian="normal" style:font-weight-complex="normal"/>
    </style:style>
    <style:style style:name="P16" style:family="paragraph" style:parent-style-name="Text_20_body" style:list-style-name="L1">
      <style:text-properties fo:language="it" fo:country="IT" fo:font-weight="normal" officeooo:rsid="00232e67" officeooo:paragraph-rsid="00160785" style:font-weight-asian="normal" style:font-weight-complex="normal"/>
    </style:style>
    <style:style style:name="P17" style:family="paragraph" style:parent-style-name="Text_20_body" style:list-style-name="L1">
      <style:text-properties fo:language="it" fo:country="IT" fo:font-weight="normal" officeooo:rsid="002367bb" officeooo:paragraph-rsid="00160785" style:font-weight-asian="normal" style:font-weight-complex="normal"/>
    </style:style>
    <style:style style:name="P18" style:family="paragraph" style:parent-style-name="Text_20_body" style:list-style-name="L1">
      <style:text-properties fo:language="it" fo:country="IT" fo:font-weight="normal" officeooo:rsid="002406ff" officeooo:paragraph-rsid="00160785" style:font-weight-asian="normal" style:font-weight-complex="normal"/>
    </style:style>
    <style:style style:name="P19" style:family="paragraph" style:parent-style-name="Text_20_body" style:list-style-name="L1">
      <style:text-properties fo:language="it" fo:country="IT" fo:font-weight="normal" officeooo:rsid="00256991" officeooo:paragraph-rsid="00160785" style:font-weight-asian="normal" style:font-weight-complex="normal"/>
    </style:style>
    <style:style style:name="P20" style:family="paragraph" style:parent-style-name="Text_20_body" style:list-style-name="L1">
      <style:text-properties fo:language="it" fo:country="IT" fo:font-weight="normal" officeooo:rsid="0026151b" officeooo:paragraph-rsid="00160785" style:font-weight-asian="normal" style:font-weight-complex="normal"/>
    </style:style>
    <style:style style:name="P21" style:family="paragraph" style:parent-style-name="Text_20_body" style:list-style-name="L1">
      <style:text-properties fo:language="it" fo:country="IT" fo:font-weight="normal" officeooo:rsid="00292ce9" officeooo:paragraph-rsid="00160785" style:font-weight-asian="normal" style:font-weight-complex="normal"/>
    </style:style>
    <style:style style:name="P22" style:family="paragraph" style:parent-style-name="Text_20_body" style:list-style-name="L1">
      <style:text-properties fo:language="it" fo:country="IT" fo:font-weight="normal" officeooo:rsid="003786fc" officeooo:paragraph-rsid="00160785" style:font-weight-asian="normal" style:font-weight-complex="normal"/>
    </style:style>
    <style:style style:name="P23" style:family="paragraph" style:parent-style-name="Text_20_body" style:list-style-name="L1">
      <style:text-properties fo:language="it" fo:country="IT" fo:font-weight="normal" officeooo:rsid="0037c2a7" officeooo:paragraph-rsid="00160785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2afa3d" officeooo:paragraph-rsid="00160785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2c4375" officeooo:paragraph-rsid="00160785" style:font-weight-asian="normal" style:font-weight-complex="normal"/>
    </style:style>
    <style:style style:name="P26" style:family="paragraph" style:parent-style-name="Text_20_body" style:list-style-name="L1">
      <style:text-properties fo:language="it" fo:country="IT" fo:font-weight="normal" officeooo:rsid="002e463f" officeooo:paragraph-rsid="00160785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407a23" officeooo:paragraph-rsid="00160785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40981b" officeooo:paragraph-rsid="00160785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4439c0" officeooo:paragraph-rsid="00160785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4851f2" officeooo:paragraph-rsid="00160785" style:font-weight-asian="normal" style:font-weight-complex="normal"/>
    </style:style>
    <style:style style:name="P31" style:family="paragraph" style:parent-style-name="Text_20_body" style:list-style-name="L1">
      <style:text-properties fo:language="it" fo:country="IT" fo:font-weight="normal" officeooo:rsid="004b1030" officeooo:paragraph-rsid="00160785" style:font-weight-asian="normal" style:font-weight-complex="normal"/>
    </style:style>
    <style:style style:name="P32" style:family="paragraph" style:parent-style-name="Text_20_body" style:list-style-name="L1">
      <style:text-properties fo:language="it" fo:country="IT" fo:font-weight="normal" officeooo:rsid="004e8280" officeooo:paragraph-rsid="00160785" style:font-weight-asian="normal" style:font-weight-complex="normal"/>
    </style:style>
    <style:style style:name="P33" style:family="paragraph" style:parent-style-name="Text_20_body" style:list-style-name="L1">
      <style:text-properties fo:language="it" fo:country="IT" fo:font-weight="normal" officeooo:rsid="003170c3" officeooo:paragraph-rsid="00160785" style:font-weight-asian="normal" style:font-weight-complex="normal"/>
    </style:style>
    <style:style style:name="P34" style:family="paragraph" style:parent-style-name="Text_20_body" style:list-style-name="L1">
      <style:text-properties fo:language="it" fo:country="IT" fo:font-weight="normal" officeooo:rsid="0035e0f8" officeooo:paragraph-rsid="00160785" style:font-weight-asian="normal" style:font-weight-complex="normal"/>
    </style:style>
    <style:style style:name="P35" style:family="paragraph" style:parent-style-name="Text_20_body" style:list-style-name="L1">
      <style:text-properties fo:language="it" fo:country="IT" officeooo:rsid="002cda2e" officeooo:paragraph-rsid="00160785"/>
    </style:style>
    <style:style style:name="P36" style:family="paragraph" style:parent-style-name="Text_20_body" style:list-style-name="L1">
      <style:text-properties fo:language="it" fo:country="IT" fo:font-weight="bold" officeooo:rsid="002217af" officeooo:paragraph-rsid="00160785" style:font-weight-asian="bold" style:font-weight-complex="bold"/>
    </style:style>
    <style:style style:name="P37" style:family="paragraph" style:parent-style-name="Text_20_body" style:list-style-name="L1">
      <style:text-properties fo:language="it" fo:country="IT" fo:font-weight="bold" officeooo:rsid="003786fc" officeooo:paragraph-rsid="00160785" style:font-weight-asian="bold" style:font-weight-complex="bold"/>
    </style:style>
    <style:style style:name="P38" style:family="paragraph" style:parent-style-name="Text_20_body" style:list-style-name="L1">
      <style:text-properties fo:language="it" fo:country="IT" fo:font-weight="bold" officeooo:rsid="002afa3d" officeooo:paragraph-rsid="00160785" style:font-weight-asian="bold" style:font-weight-complex="bold"/>
    </style:style>
    <style:style style:name="P39" style:family="paragraph" style:parent-style-name="Text_20_body" style:list-style-name="L1">
      <style:text-properties fo:language="it" fo:country="IT" fo:font-weight="bold" officeooo:rsid="002e463f" officeooo:paragraph-rsid="00160785" style:font-weight-asian="bold" style:font-weight-complex="bold"/>
    </style:style>
    <style:style style:name="P40" style:family="paragraph" style:parent-style-name="Text_20_body" style:list-style-name="L1">
      <style:text-properties fo:language="it" fo:country="IT" fo:font-weight="bold" officeooo:rsid="00436422" officeooo:paragraph-rsid="00160785" style:font-weight-asian="bold" style:font-weight-complex="bold"/>
    </style:style>
    <style:style style:name="P41" style:family="paragraph" style:parent-style-name="Text_20_body" style:list-style-name="L1">
      <style:text-properties fo:language="it" fo:country="IT" fo:font-weight="bold" officeooo:rsid="002fc8e7" officeooo:paragraph-rsid="00160785" style:font-weight-asian="bold" style:font-weight-complex="bold"/>
    </style:style>
    <style:style style:name="P42" style:family="paragraph" style:parent-style-name="Text_20_body" style:list-style-name="L1">
      <style:text-properties officeooo:paragraph-rsid="00160785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dc652"/>
    </style:style>
    <style:style style:name="T7" style:family="text">
      <style:text-properties officeooo:rsid="001b7d75"/>
    </style:style>
    <style:style style:name="T8" style:family="text">
      <style:text-properties officeooo:rsid="00256991"/>
    </style:style>
    <style:style style:name="T9" style:family="text">
      <style:text-properties officeooo:rsid="00277523"/>
    </style:style>
    <style:style style:name="T10" style:family="text">
      <style:text-properties officeooo:rsid="00377097"/>
    </style:style>
    <style:style style:name="T11" style:family="text">
      <style:text-properties officeooo:rsid="003eb24d"/>
    </style:style>
    <style:style style:name="T12" style:family="text">
      <style:text-properties officeooo:rsid="0042525d"/>
    </style:style>
    <style:style style:name="T13" style:family="text">
      <style:text-properties officeooo:rsid="004851f2"/>
    </style:style>
    <style:style style:name="T14" style:family="text">
      <style:text-properties officeooo:rsid="0049a91b"/>
    </style:style>
    <style:style style:name="T15" style:family="text">
      <style:text-properties officeooo:rsid="003170c3"/>
    </style:style>
    <style:style style:name="T16" style:family="text">
      <style:text-properties officeooo:rsid="0031e5d1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fo:language="it" fo:country="IT" officeooo:rsid="0018dbda"/>
    </style:style>
    <style:style style:name="T23" style:family="text">
      <style:text-properties officeooo:rsid="0018dbda"/>
    </style:style>
    <style:style style:name="T24" style:family="text">
      <style:text-properties fo:font-weight="bold" officeooo:rsid="003920eb" style:font-weight-asian="bold" style:font-weight-complex="bold"/>
    </style:style>
    <style:style style:name="T25" style:family="text">
      <style:text-properties officeooo:rsid="003a7d56"/>
    </style:style>
    <style:style style:name="T26" style:family="text">
      <style:text-properties officeooo:rsid="003c81dd"/>
    </style:style>
    <style:style style:name="T27" style:family="text">
      <style:text-properties officeooo:rsid="001607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dc652" style:font-weight-asian="normal" style:font-weight-complex="normal"/>
    </style:style>
    <style:style style:name="T30" style:family="text">
      <style:text-properties officeooo:rsid="001831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04071101181665649" text:style-name="L1">
        <text:list-item>
          <text:p text:style-name="P1">Diapositiva 1</text:p>
          <text:list>
            <text:list-item>
              <text:p text:style-name="P3">Di cosa andiamo a trattare: l'IA</text:p>
            </text:list-item>
          </text:list>
        </text:list-item>
        <text:list-item>
          <text:p text:style-name="P1">Diapositiva 2</text:p>
          <text:list>
            <text:list-item>
              <text:p text:style-name="P4">Ma che cosa è di preciso l'IA?</text:p>
            </text:list-item>
          </text:list>
        </text:list-item>
        <text:list-item>
          <text:p text:style-name="P1">Diapositiva 3</text:p>
          <text:list>
            <text:list-item>
              <text:p text:style-name="P4">Cosa distingue un robot da un IA -&gt; Emil Cioran (il linguaggio ad esempio)</text:p>
            </text:list-item>
          </text:list>
        </text:list-item>
        <text:list-item>
          <text:p text:style-name="P1">Diapositiva 4</text:p>
          <text:list>
            <text:list-item>
              <text:p text:style-name="P5">Ma non è solo questo a definire un IA</text:p>
              <text:list>
                <text:list-item>
                  <text:p text:style-name="P6"><text:span text:style-name="T1">Machine learning</text:span><text:span text:style-name="T5"> </text:span>: <text:span text:style-name="T27">riguarda il suo apprendimento autonomo</text:span></text:p>
                </text:list-item>
                <text:list-item>
                  <text:p text:style-name="P7"><text:span text:style-name="T1">NPL</text:span><text:span text:style-name="T5">:</text:span> natural processing language, che è il trattamento di informazioni scritte o parlate</text:p>
                </text:list-item>
                <text:list-item>
                  <text:p text:style-name="P8"><text:span text:style-name="T1">Sistemi esperti</text:span><text:span text:style-name="T5">:</text:span> in grado tramite dei ragionamenti logici di risolvere anche dei problemi complessi, che potrebbero essere risolti solo da un esperto</text:p>
                </text:list-item>
                <text:list-item>
                  <text:p text:style-name="P9"><text:span text:style-name="T2">Automated planning and schedulin</text:span><text:span text:style-name="T3">g</text:span>: decisione delle procedure da seguire per il raggiungimento di un obiettivo nella maniera più immediata e semplice possibile</text:p>
                </text:list-item>
                <text:list-item>
                  <text:p text:style-name="P10"><text:span text:style-name="T1">Riconoscimento immagine</text:span>: associare un immagine a un concetto o incorporarla nelle nostre conoscenze</text:p>
                </text:list-item>
                <text:list-item>
                  <text:p text:style-name="P10"><text:span text:style-name="T1">Machine vision</text:span><text:span text:style-name="T4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2">Diapositiva 5</text:p>
          <text:list>
            <text:list-item>
              <text:p text:style-name="P11"><text:span text:style-name="T28">C'è una person</text:span><text:span text:style-name="T29">a</text:span><text:span text:style-name="T28"> che per primo ha dato un abbozzo di definizione di IA, ossia Turing</text:span></text:p>
              <text:list>
                <text:list-item>
                  <text:p text:style-name="P12"><text:span text:style-name="T28">L'esperimento </text:span></text:p>
                </text:list-item>
              </text:list>
            </text:list-item>
          </text:list>
        </text:list-item>
        <text:list-item>
          <text:p text:style-name="P36">Diapositiva 6</text:p>
          <text:list>
            <text:list-item>
              <text:p text:style-name="P15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16">Anzitutto è necessario definire due concetti: </text:p>
              <text:list>
                <text:list-item>
                  <text:p text:style-name="P16">IA forte, ossia la macchina può essere cosciente delle proprie azioni</text:p>
                </text:list-item>
                <text:list-item>
                  <text:p text:style-name="P16">IA debole, ossia la macchina non può avere coscienza delle proprie azioni</text:p>
                </text:list-item>
              </text:list>
            </text:list-item>
            <text:list-item>
              <text:p text:style-name="P17">Ora possiamo capire come Searle notò una falla nel “gioco dell’imitazione” con il cosiddetto esperimento della “stanza cinese”:</text:p>
              <text:list>
                <text:list-item>
                  <text:p text:style-name="P18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18"><text:s/><text:span text:style-name="T8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19">La macchina dà l’impressione di pensare anche se non lo sta facendo, perciò l’IA forte è falsa</text:p>
                </text:list-item>
                <text:list-item>
                  <text:p text:style-name="P19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20">Dreyfus invece vede l’impossibilità di realizzare un IA, questo perché</text:p>
              <text:list>
                <text:list-item>
                  <text:p text:style-name="P20">si tenta di trasformare in simboli formali ogni attiva cosciente umana, ma non tutto è formalizzabile</text:p>
                </text:list-item>
                <text:list-item>
                  <text:p text:style-name="P20">alcune cose azioni e visioni del mondo dipendono dalla società, dalla cultura, che non sono formalizzabili (un esempio è l’inconscio)</text:p>
                </text:list-item>
                <text:list-item>
                  <text:p text:style-name="P20"><text:soft-page-break/>risultano inoltre prive di intuizione </text:p>
                  <text:list>
                    <text:list-item>
                      <text:p text:style-name="P20">knowing that: davanti ad un problema analizzare tutte le soluzioni e scegliere per esclusione l’opzione migliore</text:p>
                    </text:list-item>
                    <text:list-item>
                      <text:p text:style-name="P20">knowing how: davanti ad un problema si sceglie l’opzione per intuito, semplicemente <text:span text:style-name="T9">perché influenzati dal retaggio culturale</text:span></text:p>
                    </text:list-item>
                  </text:list>
                </text:list-item>
                <text:list-item>
                  <text:p text:style-name="P21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37">Diapositiva 7</text:p>
          <text:list>
            <text:list-item>
              <text:p text:style-name="P22">Tra le opere di Buzzati possiamo trovare ne “Il Grande Ritratto”, un IA un po’ particolare e in particolare le problematiche di cui ha parlato Dreyfus</text:p>
            </text:list-item>
            <text:list-item>
              <text:p text:style-name="P23">Questa frase ripresa dal libro è di uno scienziato, Endriade, creatore del cervello elettronico e mette in risalto questi problemi poiché la “coscienza elettronica” è molto particolare</text:p>
            </text:list-item>
            <text:list-item>
              <text:p text:style-name="P23">Ha riprodotto con l’aiuto di un altro scienziato, ormai deceduto, la coscienza della defunta moglie: questa comincia appunto a non capire come possa essere diversa da un qualunque altro umano e non essere fatta di carne e non poter indossare i vestiti o appunto bere o mangiare</text:p>
            </text:list-item>
          </text:list>
        </text:list-item>
        <text:list-item>
          <text:p text:style-name="P38">Diapositiva <text:span text:style-name="T10">8</text:span></text:p>
          <text:list>
            <text:list-item>
              <text:p text:style-name="P24">Fino ad ora abbiamo visto in maniera astratta come funziona un IA, ma è necessario qualche cosa di fisico per creare un “cervello”</text:p>
            </text:list-item>
            <text:list-item>
              <text:p text:style-name="P24">Anzitutto vediamo in breve come funziona il nostro cervello per poter effettuare un raffronto:</text:p>
              <text:list>
                <text:list-item>
                  <text:p text:style-name="P25">I nostri neuroni vengono eccitati da alcuni stimoli e trasmettono il segnale elettrico lungo il loro assone fino a raggiungere le sinapsi</text:p>
                </text:list-item>
                <text:list-item>
                  <text:p text:style-name="P25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25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39">Diapositiva <text:span text:style-name="T10">9</text:span></text:p>
          <text:list>
            <text:list-item>
              <text:p text:style-name="P26">Uno degli obiettivi per creare un IA è creare un cervello come il nostro e comunque le macchine non funzionano in modo molto diverso da noi</text:p>
            </text:list-item>
            <text:list-item>
              <text:p text:style-name="P26">Per esempio qui abbiamo <text:span text:style-name="T11">una scheda madre che monta</text:span> un processore</text:p>
              <text:list>
                <text:list-item>
                  <text:p text:style-name="P26">Le piste di rame sono i neuroni della nostra macchina però dobbiamo ricordare che la trasmissione elettrica è meno immediata che in un nostro neurone</text:p>
                </text:list-item>
                <text:list-item>
                  <text:p text:style-name="P26">La CPU costituisce il nostro cervelletto che guida le operazioni per esempio</text:p>
                </text:list-item>
                <text:list-item>
                  <text:p text:style-name="P26">Anche gli altri componenti possono essere assimilati a una delle funzionalità umane</text:p>
                </text:list-item>
              </text:list>
            </text:list-item>
            <text:list-item>
              <text:p text:style-name="P27">La motherboard è formata da materiali appositi per permettere un ottimale circolo di elettricità</text:p>
              <text:list>
                <text:list-item>
                  <text:p text:style-name="P28">Vetronite: materiale molto isolante in fibre di vetro</text:p>
                </text:list-item>
                <text:list-item>
                  <text:p text:style-name="P28">Rame: <text:span text:style-name="T12">che compone le piste, scelto per la sua elevata conduttività e costi inferiori all’argento</text:span></text:p>
                </text:list-item>
              </text:list>
            </text:list-item>
          </text:list>
        </text:list-item>
        <text:list-item>
          <text:p text:style-name="P40"><text:soft-page-break/>Diapositiva 10</text:p>
          <text:list>
            <text:list-item>
              <text:p text:style-name="P29">Ora voglio mostrarvi <text:span text:style-name="T13">un’IA partendo da un film di Lang: Metropolis</text:span></text:p>
            </text:list-item>
            <text:list-item>
              <text:p text:style-name="P30">Questo che vedete è il trailer del <text:span text:style-name="T14">restauro, infatti il film nella sua completezza è andato distrutto durante la seconda guerra mondiale</text:span></text:p>
            </text:list-item>
            <text:list-item>
              <text:p text:style-name="P31">La figura di Hel, da cui ha preso spunto anche Lucas per realizzare C3PO, è l’IA</text:p>
            </text:list-item>
            <text:list-item>
              <text:p text:style-name="P32">Senza questa macchina la storia non si sarebbe mai evoluta in questo modo</text:p>
            </text:list-item>
          </text:list>
        </text:list-item>
        <text:list-item>
          <text:p text:style-name="P41">Diapositiva <text:span text:style-name="T15">11</text:span></text:p>
          <text:list>
            <text:list-item>
              <text:p text:style-name="P33">è indubbio che le macchine abbiano cambiato il nostro modo di vivere basta pensare agli effetti delle rivoluzioni industriali</text:p>
              <text:list>
                <text:list-item>
                  <text:p text:style-name="P33">I Rivoluzione Industriale</text:p>
                  <text:list>
                    <text:list-item>
                      <text:p text:style-name="P33">La macchina a vapore, la grande invenzione della prima rivoluzione industriale, ha dato accesso ai treni e a nuove macchine agricole industriali</text:p>
                    </text:list-item>
                    <text:list-item>
                      <text:p text:style-name="P33">Sulla società ha dato una svolta importante nella creazione della classe operaia</text:p>
                    </text:list-item>
                  </text:list>
                </text:list-item>
                <text:list-item>
                  <text:p text:style-name="P33">II Rivoluzione Industriale</text:p>
                  <text:list>
                    <text:list-item>
                      <text:p text:style-name="P33">L’uso del petrolio ha permesso la creazione di auto ed aerei</text:p>
                    </text:list-item>
                    <text:list-item>
                      <text:p text:style-name="P33">L’elettricità ha dato origine alle radio, alle lampadine e ai telefoni</text:p>
                    </text:list-item>
                    <text:list-item>
                      <text:p text:style-name="P33">La chimica ha permesso la creazione dell<text:span text:style-name="T16">a dinamite</text:span> e delle medicine</text:p>
                    </text:list-item>
                    <text:list-item>
                      <text:p text:style-name="P13">L’acciaio ha dato impulso all’edilizia</text:p>
                    </text:list-item>
                    <text:list-item>
                      <text:p text:style-name="P13">Sulle industrie la svolta è data dall’introduzione della catena di montaggio</text:p>
                    </text:list-item>
                  </text:list>
                </text:list-item>
                <text:list-item>
                  <text:p text:style-name="P13">III Rivoluzione Industriale</text:p>
                  <text:list>
                    <text:list-item>
                      <text:p text:style-name="P13">Sviluppo delle energie rinnovabili</text:p>
                    </text:list-item>
                    <text:list-item>
                      <text:p text:style-name="P13">Corsa allo spazio</text:p>
                    </text:list-item>
                    <text:list-item>
                      <text:p text:style-name="P13">L’introduzione dell’informatica ha dato vita a internet, ai computer, alla New 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34">IV Rivoluzione Industriale</text:p>
                  <text:list>
                    <text:list-item>
                      <text:p text:style-name="P42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42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42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42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42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42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42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42"><text:span text:style-name="Car._20_predefinito_20_paragrafo"><text:span text:style-name="T22">tecnologie robotiche e di automazione</text:span></text:span></text:p>
                        </text:list-item>
                        <text:list-item>
                          <text:p text:style-name="P13"><text:span text:style-name="Car._20_predefinito_20_paragrafo"><text:span text:style-name="T23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oft-page-break/><text:span text:style-name="Car._20_predefinito_20_paragrafo"><text:span text:style-name="T24">Diapositiva 12</text:span></text:span></text:p>
          <text:list>
            <text:list-item>
              <text:p text:style-name="P13"><text:span text:style-name="Car._20_predefinito_20_paragrafo"><text:span text:style-name="T25">Questi sono alcuni esempi di come oggi applichiamo quella che definiamo IA:</text:span></text:span></text:p>
              <text:list>
                <text:list-item>
                  <text:p text:style-name="P13"><text:span text:style-name="Car._20_predefinito_20_paragrafo"><text:span text:style-name="T25">WiMust è una sorta di missile autonomo in grado di lavorare in gruppo per la mappature del fondale marino comunicando tra loro</text:span></text:span></text:p>
                </text:list-item>
                <text:list-item>
                  <text:p text:style-name="P13"><text:span text:style-name="Car._20_predefinito_20_paragrafo"><text:span text:style-name="T25">OceanOne è utilizzato per il recupero di materiale archeologico in profondità e lo studio delle barriere coralline. </text:span></text:span></text:p>
                  <text:list>
                    <text:list-item>
                      <text:p text:style-name="P13"><text:span text:style-name="Car._20_predefinito_20_paragrafo"><text:span text:style-name="T25">Viene guidato da un umano tramite un controller, ma è in grado di difendere il reperto proteggendolo in qualunque modo in caso di urti senza ausilio umano. </text:span></text:span></text:p>
                    </text:list-item>
                    <text:list-item>
                      <text:p text:style-name="P13"><text:span text:style-name="Car._20_predefinito_20_paragrafo"><text:span text:style-name="T25">È in grado inoltre di sentire gli oggetti nella sua mano permettendogli di mantenere una presa salda senza danneggiare il materiale.</text:span></text:span></text:p>
                    </text:list-item>
                    <text:list-item>
                      <text:p text:style-name="P13"><text:span text:style-name="Car._20_predefinito_20_paragrafo"><text:span text:style-name="T26">Se rimane bloccato è in grado di liberarsi autonomamente con l’ausilio delle bracci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8S</meta:editing-duration>
    <meta:editing-cycles>5</meta:editing-cycles>
    <meta:generator>LibreOffice/5.2.2.2$Windows_x86 LibreOffice_project/8f96e87c890bf8fa77463cd4b640a2312823f3ad</meta:generator>
    <dc:date>2017-05-01T18:31:40.049000000</dc:date>
    <meta:document-statistic meta:table-count="0" meta:image-count="0" meta:object-count="0" meta:page-count="4" meta:paragraph-count="90" meta:word-count="1253" meta:character-count="7536" meta:non-whitespace-character-count="6456"/>
    <meta:user-defined meta:name="Info 1"/>
    <meta:user-defined meta:name="Info 2"/>
    <meta:user-defined meta:name="Info 3"/>
    <meta:user-defined meta:name="Info 4"/>
  </office:meta>
</office:document-meta>
</file>